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LzA0ntQdfERw4z41hxvLSs/13.-(Positive)-Congratulation-You-get-40-point-for-your-ride?node-id=0-1&amp;t=p0V9S9TeCZh7Jn3R-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9T18:43:08.684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145" meta:non-whitespace-character-count="145"/>
    <meta:generator>LibreOffice/7.2.7.2$Windows_X86_64 LibreOffice_project/8d71d29d553c0f7dcbfa38fbfda25ee34cce99a2</meta:generator>
  </office:meta>
</office:document-meta>
</file>